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7173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484in" fo:break-before="auto" style:use-optimal-row-height="false"/>
    </style:style>
    <style:style style:name="ro2" style:family="table-row">
      <style:table-row-properties style:row-height="0.68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2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italic" style:font-weight-asian="normal" style:font-name-complex="Lucida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marker-end="Arrowheads_20_1" draw:textarea-horizontal-align="center" draw:textarea-vertical-align="middle"/>
      <style:paragraph-properties fo:text-align="center"/>
    </style:style>
    <style:style style:name="gr2" style:family="graphic">
      <style:graphic-properties draw:fill-color="#fffacd" draw:textarea-horizontal-align="justify" draw:textarea-vertical-align="middle" draw:auto-grow-height="false" fo:min-height="0.1839in" fo:min-width="0.4343in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acd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0pt" fo:font-weight="normal" style:text-underline-style="none" style:text-underline-color="font-color" style:text-line-through-type="none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.7173in" svg:y1="0.8555in" svg:x2="2.3362in" svg:y2="1.3276in">
            <text:p/>
          </draw:line>
          <draw:line draw:z-index="1" draw:style-name="gr1" draw:text-style-name="P1" svg:x1="1.748in" svg:y1="1.4157in" svg:x2="2.3287in" svg:y2="1.4154in">
            <text:p/>
          </draw:line>
          <draw:line draw:z-index="2" draw:style-name="gr1" draw:text-style-name="P1" svg:x1="2.4209in" svg:y1="0.7992in" svg:x2="2.4209in" svg:y2="1.287in">
            <text:p/>
          </draw:line>
          <draw:custom-shape draw:z-index="3" draw:style-name="gr2" draw:text-style-name="P2" svg:width="0.4343in" svg:height="0.1839in" svg:x="2.4976in" svg:y="0.8205in">
            <text:p text:style-name="P1">+1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2" svg:width="0.4343in" svg:height="0.1839in" svg:x="1.7795in" svg:y="1.5039in">
            <text:p text:style-name="P1">+1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2" svg:width="0.4343in" svg:height="0.1839in" svg:x="1.7878in" svg:y="0.7839in">
            <text:p text:style-name="P1">0/+1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3" table:number-columns-repeated="1021" table:default-cell-style-name="ce4"/>
        <table:table-row table:style-name="ro1">
          <table:table-cell/>
          <table:table-cell table:style-name="ce1" office:value-type="string" calcext:value-type="string">
            <text:p><text:span text:style-name="T2">T</text:span><text:span text:style-name="T1">[</text:span><text:span text:style-name="T2">j</text:span>-1<text:span text:style-name="T1">]</text:span></text:p>
          </table:table-cell>
          <table:table-cell office:value-type="string" calcext:value-type="string">
            <text:p>T<text:span text:style-name="T1">[</text:span><text:span text:style-name="T2">j</text:span><text:span text:style-name="T1">]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<text:span text:style-name="T1">[</text:span>i<text:span text:style-name="T1">-1]</text:span></text:p>
          </table:table-cell>
          <table:table-cell office:value-type="string" calcext:value-type="string">
            <text:p>DP<text:span text:style-name="T1">[</text:span>i-<text:span text:style-name="T1">1][</text:span>j-<text:span text:style-name="T1">1]</text:span></text:p>
          </table:table-cell>
          <table:table-cell table:style-name="ce2" office:value-type="string" calcext:value-type="string">
            <text:p>DP<text:span text:style-name="T1">[</text:span>i<text:span text:style-name="T1">-1][</text:span>j<text:span text:style-name="T1">]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<text:span text:style-name="T1">[</text:span>i<text:span text:style-name="T1">]</text:span></text:p>
          </table:table-cell>
          <table:table-cell office:value-type="string" calcext:value-type="string">
            <text:p>DP<text:span text:style-name="T1">[</text:span>i<text:span text:style-name="T1">][</text:span>j-<text:span text:style-name="T1">1]</text:span></text:p>
          </table:table-cell>
          <table:table-cell table:style-name="ce3" office:value-type="string" calcext:value-type="string">
            <text:p><text:span text:style-name="T3">DP</text:span><text:span text:style-name="T4">[</text:span><text:span text:style-name="T5">i</text:span><text:span text:style-name="T4">][</text:span><text:span text:style-name="T5">j</text:span><text:span text:style-name="T4">]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it" fo:country="IT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00:04:42.580770339</meta:creation-date>
    <dc:date>2023-08-07T08:49:15.424508913</dc:date>
    <meta:editing-duration>PT8M30S</meta:editing-duration>
    <meta:editing-cycles>4</meta:editing-cycles>
    <meta:generator>LibreOffice/7.4.2.3$MacOSX_X86_64 LibreOffice_project/382eef1f22670f7f4118c8c2dd222ec7ad009daf</meta:generator>
    <dc:creator>Alberto Montresor</dc:creator>
    <meta:document-statistic meta:table-count="1" meta:cell-count="8" meta:object-count="6"/>
  </office:meta>
</office:document-meta>
</file>